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1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5-03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3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12-3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182" calcext:value-type="float">
            <text:p>5.67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7464" calcext:value-type="float">
            <text:p>5.64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98219354839" calcext:value-type="float">
            <text:p>5.633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4152" calcext:value-type="float">
            <text:p>5.63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2008" calcext:value-type="float">
            <text:p>5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97419354839" calcext:value-type="float">
            <text:p>5.569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988" calcext:value-type="float">
            <text:p>5.6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334012903226" calcext:value-type="float">
            <text:p>5.683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8812" calcext:value-type="float">
            <text:p>5.678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27470967742" calcext:value-type="float">
            <text:p>5.7252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54620689655" calcext:value-type="float">
            <text:p>5.73654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63793548387" calcext:value-type="float">
            <text:p>5.7186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31964" calcext:value-type="float">
            <text:p>5.81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4024" calcext:value-type="float">
            <text:p>5.8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5276" calcext:value-type="float">
            <text:p>5.821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9072" calcext:value-type="float">
            <text:p>5.8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65264516129" calcext:value-type="float">
            <text:p>5.9346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04774193548" calcext:value-type="float">
            <text:p>5.888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6376" calcext:value-type="float">
            <text:p>5.9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43690322581" calcext:value-type="float">
            <text:p>5.941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8144" calcext:value-type="float">
            <text:p>5.93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51161290323" calcext:value-type="float">
            <text:p>5.8755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65114285714" calcext:value-type="float">
            <text:p>6.0806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154658064516" calcext:value-type="float">
            <text:p>6.0815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76683870968" calcext:value-type="float">
            <text:p>6.1477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32275862069" calcext:value-type="float">
            <text:p>6.1953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26296774194" calcext:value-type="float">
            <text:p>6.2212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7744" calcext:value-type="float">
            <text:p>6.24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72851612903" calcext:value-type="float">
            <text:p>6.246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517290322581" calcext:value-type="float">
            <text:p>6.115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6364" calcext:value-type="float">
            <text:p>6.031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56877419355" calcext:value-type="float">
            <text:p>5.9395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87436" calcext:value-type="float">
            <text:p>5.898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91587096774" calcext:value-type="float">
            <text:p>5.8899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49457142857" calcext:value-type="float">
            <text:p>5.9164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74064516129" calcext:value-type="float">
            <text:p>5.876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1352" calcext:value-type="float">
            <text:p>5.8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7192" calcext:value-type="float">
            <text:p>5.7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99587096774" calcext:value-type="float">
            <text:p>5.767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62216" calcext:value-type="float">
            <text:p>5.78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99587096774" calcext:value-type="float">
            <text:p>5.767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763148387097" calcext:value-type="float">
            <text:p>5.777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76644" calcext:value-type="float">
            <text:p>5.74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855393548387" calcext:value-type="float">
            <text:p>5.8085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1484" calcext:value-type="float">
            <text:p>5.937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68438709677" calcext:value-type="float">
            <text:p>5.9796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63914285714" calcext:value-type="float">
            <text:p>5.9846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23856" calcext:value-type="float">
            <text:p>6.08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36838709677" calcext:value-type="float">
            <text:p>6.4993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4992" calcext:value-type="float">
            <text:p>6.55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93264516129" calcext:value-type="float">
            <text:p>6.6509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8016" calcext:value-type="float">
            <text:p>6.74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21109677419" calcext:value-type="float">
            <text:p>6.863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378" calcext:value-type="float">
            <text:p>6.834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84619354839" calcext:value-type="float">
            <text:p>6.831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458" calcext:value-type="float">
            <text:p>6.839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4488" calcext:value-type="float">
            <text:p>6.8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89379310345" calcext:value-type="float">
            <text:p>6.9278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38503225807" calcext:value-type="float">
            <text:p>6.9643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80309677419" calcext:value-type="float">
            <text:p>7.0278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6176" calcext:value-type="float">
            <text:p>7.04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74864516129" calcext:value-type="float">
            <text:p>7.083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596" calcext:value-type="float">
            <text:p>7.0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40593548387" calcext:value-type="float">
            <text:p>6.910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736" calcext:value-type="float">
            <text:p>6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217870967742" calcext:value-type="float">
            <text:p>6.8621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96" calcext:value-type="float">
            <text:p>6.7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709212903226" calcext:value-type="float">
            <text:p>6.747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604" calcext:value-type="float">
            <text:p>6.7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788" calcext:value-type="float">
            <text:p>6.6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11822222222" calcext:value-type="float">
            <text:p>6.56211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71692307692" calcext:value-type="float">
            <text:p>6.5567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14755555556" calcext:value-type="float">
            <text:p>6.58514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718476923077" calcext:value-type="float">
            <text:p>6.60718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49333333333" calcext:value-type="float">
            <text:p>6.6564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34577777778" calcext:value-type="float">
            <text:p>6.67534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5272" calcext:value-type="float">
            <text:p>6.6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721692307692" calcext:value-type="float">
            <text:p>6.7472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43314285714" calcext:value-type="float">
            <text:p>6.6224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64342857143" calcext:value-type="float">
            <text:p>6.6176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220057142857" calcext:value-type="float">
            <text:p>6.6122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24114285714" calcext:value-type="float">
            <text:p>6.6102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994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68" meta:object-count="0"/>
    <meta:user-defined meta:name="AppVersion">3.0</meta:user-defined>
  </office:meta>
</office:document-meta>
</file>